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 fo:text-align="center" style:justify-single-word="false"/>
      <style:text-properties style:font-name="Liberation Sans" fo:font-weight="bold" officeooo:rsid="00125f60" officeooo:paragraph-rsid="00125f60" style:font-weight-asian="bold" style:font-weight-complex="bold"/>
    </style:style>
    <style:style style:name="P2" style:family="paragraph" style:parent-style-name="Standard">
      <style:paragraph-properties fo:margin-top="0.0398in" fo:margin-bottom="0.0398in" loext:contextual-spacing="false"/>
      <style:text-properties style:font-name="Liberation Sans" officeooo:rsid="00125f60" officeooo:paragraph-rsid="00125f60"/>
    </style:style>
    <style:style style:name="P3" style:family="paragraph" style:parent-style-name="Standard">
      <style:paragraph-properties fo:margin-top="0.0398in" fo:margin-bottom="0.0398in" loext:contextual-spacing="false"/>
      <style:text-properties style:font-name="Liberation Sans" officeooo:rsid="00125f60" officeooo:paragraph-rsid="00125f60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officeooo:rsid="001615f3"/>
    </style:style>
    <style:style style:name="gr1" style:family="graphic">
      <style:graphic-properties fo:background-color="#cccccc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ackground-color="#cccccc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NameKey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rnameKey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ormatted-text form:name="AgeKey" form:control-implementation="ooo:com.sun.star.form.component.NumericField" xml:id="control3" form:id="control3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lable forms PDF</text:p>
      <text:p text:style-name="P2"/>
      <text:p text:style-name="P2">Name: <draw:control text:anchor-type="as-char" svg:y="-0.1807in" draw:z-index="0" draw:name="Shape1" draw:style-name="gr2" draw:text-style-name="P5" svg:width="1.0004in" svg:height="0.2398in" draw:control="control1"/></text:p>
      <text:p text:style-name="P2">Surname: <draw:control text:anchor-type="as-char" draw:z-index="1" draw:name="Shape2" draw:style-name="gr1" draw:text-style-name="P5" svg:width="1.1669in" svg:height="0.2087in" draw:control="control2"/></text:p>
      <text:p text:style-name="P2">Age: <draw:control text:anchor-type="as-char" draw:z-index="2" draw:name="Shape4" draw:style-name="gr1" draw:text-style-name="P4" svg:width="0.7815in" svg:height="0.1878in" draw:control="control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22:14:21.218241832</meta:creation-date>
    <meta:generator>LibreOffice/6.4.7.2$Linux_X86_64 LibreOffice_project/40$Build-2</meta:generator>
    <dc:date>2023-04-13T14:52:27.516576950</dc:date>
    <meta:editing-duration>PT6M27S</meta:editing-duration>
    <meta:editing-cycles>3</meta:editing-cycles>
    <meta:document-statistic meta:table-count="0" meta:image-count="0" meta:object-count="0" meta:page-count="1" meta:paragraph-count="4" meta:word-count="6" meta:character-count="38" meta:non-whitespace-character-count="33"/>
  </office:meta>
</office:document-meta>
</file>